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732cm" fo:margin-left="1.281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9.594cm"/>
    </style:style>
    <style:style style:name="Table1.A1" style:family="table-cell">
      <style:table-cell-properties fo:padding="0cm" fo:border="none" style:writing-mode="page"/>
    </style:style>
    <style:style style:name="Table4" style:family="table">
      <style:table-properties style:width="15.52cm" fo:margin-left="1.492cm" table:align="left"/>
    </style:style>
    <style:style style:name="Table4.A" style:family="table-column">
      <style:table-column-properties style:column-width="15.52cm"/>
    </style:style>
    <style:style style:name="Table4.A1" style:family="table-cell">
      <style:table-cell-properties style:writing-mode="page"/>
    </style:style>
    <style:style style:name="P1" style:family="paragraph" style:parent-style-name="Cov_5f_Form_20_Text">
      <style:paragraph-properties fo:orphans="0" fo:widows="0"/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57c35" officeooo:paragraph-rsid="0051e12b" fo:background-color="transparent" style:font-size-asian="11pt" style:font-weight-asian="normal" style:font-name-complex="Arial1" style:font-size-complex="11pt" style:font-weight-complex="normal"/>
    </style:style>
    <style:style style:name="P2" style:family="paragraph" style:parent-style-name="Cov_5f_Form_20_Text">
      <style:paragraph-properties fo:orphans="0" fo:widows="0"/>
      <style:text-properties style:font-name="Arial" fo:font-size="11pt" fo:font-weight="normal" officeooo:paragraph-rsid="0053d692" fo:background-color="transparent" style:font-size-asian="11pt" style:font-weight-asian="normal" style:font-size-complex="11pt" style:font-weight-complex="normal"/>
    </style:style>
    <style:style style:name="P3" style:family="paragraph" style:parent-style-name="Heading_20_2"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089a07" officeooo:paragraph-rsid="004f6b06" fo:background-color="transparent" style:font-size-asian="12pt" style:font-weight-asian="bold" style:font-size-complex="12pt" style:font-weight-complex="bold"/>
    </style:style>
    <style:style style:name="P4" style:family="paragraph" style:parent-style-name="Heading_20_2"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4f6b06" officeooo:paragraph-rsid="004f6b06" fo:background-color="transparent" style:font-size-asian="12pt" style:font-weight-asian="bold" style:font-size-complex="12pt" style:font-weight-complex="bold"/>
    </style:style>
    <style:style style:name="P5" style:family="paragraph" style:parent-style-name="Heading_20_2">
      <style:text-properties style:font-name="Arial" fo:font-size="11pt" fo:font-weight="normal" officeooo:paragraph-rsid="002430e1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61e27c"/>
    </style:style>
    <style:style style:name="P7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6345f" officeooo:paragraph-rsid="0056345f" fo:background-color="transparent" style:font-size-asian="11pt" style:font-weight-asian="normal" style:font-name-complex="Arial1" style:font-size-complex="11pt" style:font-weight-complex="normal"/>
    </style:style>
    <style:style style:name="P8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57c35" officeooo:paragraph-rsid="0051e12b" fo:background-color="transparent" style:font-size-asian="11pt" style:font-weight-asian="normal" style:font-name-complex="Arial1" style:font-size-complex="11pt" style:font-weight-complex="normal"/>
    </style:style>
    <style:style style:name="P9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57c35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1c5e15" officeooo:paragraph-rsid="001c5e15" fo:background-color="transparent" style:font-size-asian="11pt" style:font-weight-asian="normal" style:font-name-complex="Arial1" style:font-size-complex="11pt" style:font-weight-complex="normal"/>
    </style:style>
    <style:style style:name="P11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3d692" officeooo:paragraph-rsid="0053d692" fo:background-color="transparent" style:font-size-asian="11pt" style:font-weight-asian="normal" style:font-name-complex="Arial1" style:font-size-complex="11pt" style:font-weight-complex="normal"/>
    </style:style>
    <style:style style:name="P12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7a7a3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13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47ae2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14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6fa5f" officeooo:paragraph-rsid="0066fa5f" fo:background-color="transparent" style:font-size-asian="11pt" style:font-weight-asian="normal" style:font-name-complex="Arial1" style:font-size-complex="11pt" style:font-weight-complex="normal"/>
    </style:style>
    <style:style style:name="P15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8cd41" officeooo:paragraph-rsid="006a1efc" fo:background-color="transparent" style:font-size-asian="11pt" style:font-weight-asian="normal" style:font-name-complex="Arial1" style:font-size-complex="11pt" style:font-weight-complex="normal"/>
    </style:style>
    <style:style style:name="P16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751885" officeooo:paragraph-rsid="00751885" fo:background-color="transparent" style:font-size-asian="11pt" style:font-weight-asian="normal" style:font-name-complex="Arial1" style:font-size-complex="11pt" style:font-weight-complex="normal"/>
    </style:style>
    <style:style style:name="P17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officeooo:rsid="006c19fb" officeooo:paragraph-rsid="006c19fb" fo:background-color="transparent" style:font-size-asian="11pt" style:font-weight-asian="bold" style:font-name-complex="Arial1" style:font-size-complex="11pt" style:font-weight-complex="bold"/>
    </style:style>
    <style:style style:name="P18" style:family="paragraph" style:parent-style-name="Text_20_body">
      <style:text-properties fo:font-weight="bold" officeooo:paragraph-rsid="00632cd5" style:font-weight-asian="bold" style:font-weight-complex="bold"/>
    </style:style>
    <style:style style:name="P19" style:family="paragraph" style:parent-style-name="Text_20_body">
      <style:text-properties style:font-name="Arial" fo:font-size="11pt" fo:font-weight="normal" officeooo:rsid="005ebcec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20" style:family="paragraph" style:parent-style-name="Text_20_body">
      <style:text-properties style:font-name="Arial" fo:font-size="11pt" fo:font-weight="normal" officeooo:rsid="005dbab7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21" style:family="paragraph" style:parent-style-name="Text_20_body">
      <style:paragraph-properties fo:orphans="0" fo:widows="0"/>
      <style:text-properties style:font-name="Arial" fo:font-size="11pt" fo:font-weight="normal" officeooo:paragraph-rsid="0056345f" fo:background-color="transparent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">
      <style:text-properties style:font-name="Arial" fo:font-size="11pt" fo:font-weight="normal" officeooo:paragraph-rsid="0061e27c" fo:background-color="transparent" style:font-size-asian="11pt" style:font-weight-asian="normal" style:font-name-complex="Arial1" style:font-size-complex="11pt" style:font-weight-complex="normal"/>
    </style:style>
    <style:style style:name="P23" style:family="paragraph" style:parent-style-name="Text_20_body">
      <style:text-properties style:font-name="Arial" fo:font-size="11pt" fo:font-weight="normal" officeooo:paragraph-rsid="001c5e15" fo:background-color="transparent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" fo:font-size="11pt" fo:font-weight="normal" officeooo:paragraph-rsid="00219d55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orphans="0" fo:widows="0"/>
      <style:text-properties style:font-name="Arial" fo:font-size="11pt" fo:font-weight="normal" officeooo:paragraph-rsid="0056345f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>
      <style:text-properties officeooo:paragraph-rsid="0061e27c"/>
    </style:style>
    <style:style style:name="P27" style:family="paragraph" style:parent-style-name="Text_20_body">
      <style:text-properties officeooo:paragraph-rsid="00632cd5"/>
    </style:style>
    <style:style style:name="P28" style:family="paragraph" style:parent-style-name="Text_20_body">
      <style:text-properties officeooo:paragraph-rsid="0066fa5f"/>
    </style:style>
    <style:style style:name="P29" style:family="paragraph" style:parent-style-name="Text_20_body">
      <style:text-properties officeooo:rsid="0068cd41" officeooo:paragraph-rsid="006a1efc"/>
    </style:style>
    <style:style style:name="P30" style:family="paragraph" style:parent-style-name="Text_20_body">
      <style:text-properties officeooo:rsid="0068cd41" officeooo:paragraph-rsid="006dc147"/>
    </style:style>
    <style:style style:name="P31" style:family="paragraph" style:parent-style-name="Text_20_body">
      <style:text-properties officeooo:rsid="006c19fb" officeooo:paragraph-rsid="006dc147"/>
    </style:style>
    <style:style style:name="P32" style:family="paragraph" style:parent-style-name="Text_20_body">
      <style:text-properties officeooo:rsid="006dc147" officeooo:paragraph-rsid="00705b9a"/>
    </style:style>
    <style:style style:name="P33" style:family="paragraph" style:parent-style-name="Text_20_body">
      <style:text-properties officeooo:paragraph-rsid="00705b9a"/>
    </style:style>
    <style:style style:name="P34" style:family="paragraph" style:parent-style-name="Text_20_body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officeooo:rsid="00783662" officeooo:paragraph-rsid="00783662" fo:background-color="transparent" style:font-size-asian="11pt" style:font-weight-asian="bold" style:font-name-complex="Arial1" style:font-size-complex="11pt" style:font-weight-complex="bold"/>
    </style:style>
    <style:style style:name="T1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cc323"/>
    </style:style>
    <style:style style:name="T2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0e9d55"/>
    </style:style>
    <style:style style:name="T3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34cf13"/>
    </style:style>
    <style:style style:name="T4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6a488" style:font-name-complex="Arial1"/>
    </style:style>
    <style:style style:name="T5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a6246" style:font-name-complex="Arial1"/>
    </style:style>
    <style:style style:name="T6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c5e15" style:font-name-complex="Arial1"/>
    </style:style>
    <style:style style:name="T7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0b535" style:font-name-complex="Arial1"/>
    </style:style>
    <style:style style:name="T8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19d55" style:font-name-complex="Arial1"/>
    </style:style>
    <style:style style:name="T9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14e40" style:font-name-complex="Arial1"/>
    </style:style>
    <style:style style:name="T10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47ae2" style:font-name-complex="Arial1"/>
    </style:style>
    <style:style style:name="T11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56345f" style:font-name-complex="Arial1"/>
    </style:style>
    <style:style style:name="T12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53d692" style:font-name-complex="Arial1"/>
    </style:style>
    <style:style style:name="T13" style:family="text">
      <style:text-properties fo:font-variant="normal" fo:text-transform="none" fo:color="#000000" loext:opacity="100%" fo:letter-spacing="normal" style:rfc-language-tag="sr-Latn-RS" fo:language="sr" fo:script="Latn" fo:country="RS" fo:font-style="normal" fo:font-weight="bold" officeooo:rsid="001c5e15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style:rfc-language-tag="sr-Latn-RS" fo:language="sr" fo:script="Latn" fo:country="RS" fo:font-style="normal" fo:font-weight="bold" officeooo:rsid="004b04e2" style:font-name-asian="NSimSun" style:font-weight-asian="bold" style:font-name-complex="Arial1" style:font-weight-complex="bold"/>
    </style:style>
    <style:style style:name="T15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2207d"/>
    </style:style>
    <style:style style:name="T16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394af8"/>
    </style:style>
    <style:style style:name="T17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36aca9"/>
    </style:style>
    <style:style style:name="T18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56345f"/>
    </style:style>
    <style:style style:name="T19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57c35"/>
    </style:style>
    <style:style style:name="T20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57a7a3"/>
    </style:style>
    <style:style style:name="T21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5dbab7"/>
    </style:style>
    <style:style style:name="T22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6a488"/>
    </style:style>
    <style:style style:name="T23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72979"/>
    </style:style>
    <style:style style:name="T24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c5e15" style:font-name-asian="NSimSun" style:font-name-complex="Arial1"/>
    </style:style>
    <style:style style:name="T25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a6246" style:font-name-asian="NSimSun" style:font-name-complex="Arial1"/>
    </style:style>
    <style:style style:name="T26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26a488" style:font-name-asian="NSimSun" style:font-name-complex="Arial1"/>
    </style:style>
    <style:style style:name="T27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1a6246"/>
    </style:style>
    <style:style style:name="T28" style:family="text">
      <style:text-properties fo:font-variant="normal" fo:text-transform="none" fo:color="#000000" loext:opacity="100%" fo:letter-spacing="normal" style:rfc-language-tag="sr-Latn-RS" fo:language="sr" fo:script="Latn" fo:country="RS" fo:font-style="normal" officeooo:rsid="00427d98"/>
    </style:style>
    <style:style style:name="T29" style:family="text">
      <style:text-properties fo:font-variant="normal" fo:text-transform="none" fo:color="#000000" loext:opacity="100%" style:font-name="Arial" fo:font-size="9pt" fo:letter-spacing="normal" style:rfc-language-tag="sr-Latn-RS" fo:language="sr" fo:script="Latn" fo:country="RS" fo:font-style="normal" fo:font-weight="bold" officeooo:rsid="00257c35" fo:background-color="transparent" loext:char-shading-value="0" style:font-name-asian="NSimSun" style:font-size-asian="9pt" style:font-weight-asian="bold" style:font-name-complex="Arial1" style:font-size-complex="9pt" style:font-weight-complex="bold"/>
    </style:style>
    <style:style style:name="T30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57c35" fo:background-color="transparent" loext:char-shading-value="0" style:font-name-asian="NSimSun" style:font-size-asian="11pt" style:font-weight-asian="normal" style:font-name-complex="Arial1" style:font-size-complex="11pt" style:font-weight-complex="normal"/>
    </style:style>
    <style:style style:name="T31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fo:background-color="transparent" loext:char-shading-value="0" style:font-size-asian="11pt" style:font-weight-asian="normal" style:font-name-complex="Arial1" style:font-size-complex="11pt" style:font-weight-complex="normal"/>
    </style:style>
    <style:style style:name="T32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040bf" fo:background-color="transparent" loext:char-shading-value="0" style:font-size-asian="11pt" style:font-weight-asian="normal" style:font-name-complex="Arial1" style:font-size-complex="11pt" style:font-weight-complex="normal"/>
    </style:style>
    <style:style style:name="T33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118de" fo:background-color="transparent" loext:char-shading-value="0" style:font-size-asian="11pt" style:font-weight-asian="normal" style:font-name-complex="Arial1" style:font-size-complex="11pt" style:font-weight-complex="normal"/>
    </style:style>
    <style:style style:name="T34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3d692" fo:background-color="transparent" loext:char-shading-value="0" style:font-size-asian="11pt" style:font-weight-asian="normal" style:font-name-complex="Arial1" style:font-size-complex="11pt" style:font-weight-complex="normal"/>
    </style:style>
    <style:style style:name="T35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6345f" fo:background-color="transparent" loext:char-shading-value="0" style:font-size-asian="11pt" style:font-weight-asian="normal" style:font-name-complex="Arial1" style:font-size-complex="11pt" style:font-weight-complex="normal"/>
    </style:style>
    <style:style style:name="T36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1e27c" fo:background-color="transparent" loext:char-shading-value="0" style:font-size-asian="11pt" style:font-weight-asian="normal" style:font-name-complex="Arial1" style:font-size-complex="11pt" style:font-weight-complex="normal"/>
    </style:style>
    <style:style style:name="T37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57a7a3" fo:background-color="transparent" loext:char-shading-value="0" style:font-size-asian="11pt" style:font-weight-asian="normal" style:font-name-complex="Arial1" style:font-size-complex="11pt" style:font-weight-complex="normal"/>
    </style:style>
    <style:style style:name="T38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35185c" fo:background-color="transparent" loext:char-shading-value="0" style:font-size-asian="11pt" style:font-weight-asian="normal" style:font-name-complex="Arial1" style:font-size-complex="11pt" style:font-weight-complex="normal"/>
    </style:style>
    <style:style style:name="T39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36aca9" fo:background-color="transparent" loext:char-shading-value="0" style:font-size-asian="11pt" style:font-weight-asian="normal" style:font-name-complex="Arial1" style:font-size-complex="11pt" style:font-weight-complex="normal"/>
    </style:style>
    <style:style style:name="T40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257c35" fo:background-color="transparent" loext:char-shading-value="0" style:font-size-asian="11pt" style:font-weight-asian="normal" style:font-name-complex="Arial1" style:font-size-complex="11pt" style:font-weight-complex="normal"/>
    </style:style>
    <style:style style:name="T41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394af8" fo:background-color="transparent" loext:char-shading-value="0" style:font-size-asian="11pt" style:font-weight-asian="normal" style:font-name-complex="Arial1" style:font-size-complex="11pt" style:font-weight-complex="normal"/>
    </style:style>
    <style:style style:name="T42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32cd5" fo:background-color="transparent" loext:char-shading-value="0" style:font-size-asian="11pt" style:font-weight-asian="normal" style:font-name-complex="Arial1" style:font-size-complex="11pt" style:font-weight-complex="normal"/>
    </style:style>
    <style:style style:name="T43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6fa5f" fo:background-color="transparent" loext:char-shading-value="0" style:font-size-asian="11pt" style:font-weight-asian="normal" style:font-name-complex="Arial1" style:font-size-complex="11pt" style:font-weight-complex="normal"/>
    </style:style>
    <style:style style:name="T44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a1efc" fo:background-color="transparent" loext:char-shading-value="0" style:font-size-asian="11pt" style:font-weight-asian="normal" style:font-name-complex="Arial1" style:font-size-complex="11pt" style:font-weight-complex="normal"/>
    </style:style>
    <style:style style:name="T45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c19fb" fo:background-color="transparent" loext:char-shading-value="0" style:font-size-asian="11pt" style:font-weight-asian="normal" style:font-name-complex="Arial1" style:font-size-complex="11pt" style:font-weight-complex="normal"/>
    </style:style>
    <style:style style:name="T46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6dc147" fo:background-color="transparent" loext:char-shading-value="0" style:font-size-asian="11pt" style:font-weight-asian="normal" style:font-name-complex="Arial1" style:font-size-complex="11pt" style:font-weight-complex="normal"/>
    </style:style>
    <style:style style:name="T47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705b9a" fo:background-color="transparent" loext:char-shading-value="0" style:font-size-asian="11pt" style:font-weight-asian="normal" style:font-name-complex="Arial1" style:font-size-complex="11pt" style:font-weight-complex="normal"/>
    </style:style>
    <style:style style:name="T48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7572b2" fo:background-color="transparent" loext:char-shading-value="0" style:font-size-asian="11pt" style:font-weight-asian="normal" style:font-name-complex="Arial1" style:font-size-complex="11pt" style:font-weight-complex="normal"/>
    </style:style>
    <style:style style:name="T49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normal" officeooo:rsid="00793127" fo:background-color="transparent" loext:char-shading-value="0" style:font-size-asian="11pt" style:font-weight-asian="normal" style:font-name-complex="Arial1" style:font-size-complex="11pt" style:font-weight-complex="normal"/>
    </style:style>
    <style:style style:name="T50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fo:background-color="transparent" loext:char-shading-value="0" style:font-size-asian="11pt" style:font-weight-asian="bold" style:font-name-complex="Arial1" style:font-size-complex="11pt" style:font-weight-complex="bold"/>
    </style:style>
    <style:style style:name="T51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officeooo:rsid="0053d692" fo:background-color="transparent" loext:char-shading-value="0" style:font-size-asian="11pt" style:font-weight-asian="bold" style:font-name-complex="Arial1" style:font-size-complex="11pt" style:font-weight-complex="bold"/>
    </style:style>
    <style:style style:name="T52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officeooo:rsid="00632cd5" fo:background-color="transparent" loext:char-shading-value="0" style:font-size-asian="11pt" style:font-weight-asian="bold" style:font-name-complex="Arial1" style:font-size-complex="11pt" style:font-weight-complex="bold"/>
    </style:style>
    <style:style style:name="T53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fo:font-weight="bold" officeooo:rsid="006118de" fo:background-color="transparent" loext:char-shading-value="0" style:font-size-asian="11pt" style:font-weight-asian="bold" style:font-name-complex="Arial1" style:font-size-complex="11pt" style:font-weight-complex="bold"/>
    </style:style>
    <style:style style:name="T54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officeooo:rsid="0053d692" fo:background-color="transparent" loext:char-shading-value="0" style:font-size-asian="11pt" style:font-name-complex="Arial1" style:font-size-complex="11pt"/>
    </style:style>
    <style:style style:name="T55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officeooo:rsid="006118de" fo:background-color="transparent" loext:char-shading-value="0" style:font-size-asian="11pt" style:font-name-complex="Arial1" style:font-size-complex="11pt"/>
    </style:style>
    <style:style style:name="T56" style:family="text">
      <style:text-properties fo:font-variant="normal" fo:text-transform="none" fo:color="#000000" loext:opacity="100%" style:font-name="Arial" fo:font-size="11pt" fo:letter-spacing="normal" style:rfc-language-tag="sr-Latn-RS" fo:language="sr" fo:script="Latn" fo:country="RS" fo:font-style="normal" officeooo:rsid="00632cd5" fo:background-color="transparent" loext:char-shading-value="0" style:font-size-asian="11pt" style:font-name-complex="Arial1" style:font-size-complex="11pt"/>
    </style:style>
    <style:style style:name="T57" style:family="text">
      <style:text-properties officeooo:rsid="00219d55"/>
    </style:style>
    <style:style style:name="T58" style:family="text">
      <style:text-properties style:font-name-complex="Arial1"/>
    </style:style>
    <style:style style:name="T59" style:family="text">
      <style:text-properties officeooo:rsid="0035185c"/>
    </style:style>
    <style:style style:name="T60" style:family="text">
      <style:text-properties officeooo:rsid="0036aca9"/>
    </style:style>
    <style:style style:name="T61" style:family="text">
      <style:text-properties officeooo:rsid="0053d692"/>
    </style:style>
    <style:style style:name="T62" style:family="text">
      <style:text-properties officeooo:rsid="0056345f"/>
    </style:style>
    <style:style style:name="T63" style:family="text">
      <style:text-properties officeooo:rsid="00793127"/>
    </style:style>
    <style:style style:name="T64" style:family="text">
      <style:text-properties fo:font-weight="normal" officeooo:rsid="0079312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Projekat QIPGP - <text:span text:style-name="T58">QGIS Importovanje i Prikaz GPS Podataka</text:span></text:h>
      <text:h text:style-name="P4" text:outline-level="2">Finalni izveštaj</text:h>
      <text:h text:style-name="P5" text:outline-level="2"><text:span text:style-name="T13">2</text:span><text:span text:style-name="T14">4</text:span><text:span text:style-name="T13">.11.2020. </text:span><text:span text:style-name="T27">Na predmetu Upravljanje GIS projektima prof. Aleksandra Peulića, dobijen je zadatak <text:tab/>za realizaciju projekta </text:span><text:span text:style-name="T5">QGIS Importovanje i </text:span><text:span text:style-name="T24">p</text:span><text:span text:style-name="T5">rikaz GPS </text:span><text:span text:style-name="T24">p</text:span><text:span text:style-name="T5">odataka </text:span><text:span text:style-name="T25">sa namenom</text:span><text:span text:style-name="T5"> <text:tab/></text:span><text:span text:style-name="T24">d</text:span><text:span text:style-name="T5">emonstracij</text:span><text:span text:style-name="T25">e</text:span><text:span text:style-name="T5"> ucitavanja I prikaza realinih podataka i ciljevima. U</text:span><text:span text:style-name="T24">č</text:span><text:span text:style-name="T5">itavanje podataka u <text:tab/>QGIS, Analiza podataka, Opis procedure i Ve</text:span><text:span text:style-name="T24">ž</text:span><text:span text:style-name="T5">ba </text:span><text:span text:style-name="T4">kao </text:span><text:span text:style-name="T5">priprem</text:span><text:span text:style-name="T26">u</text:span><text:span text:style-name="T5"> za izradu </text:span><text:span text:style-name="T6">finalnog </text:span><text:span text:style-name="T5">projekta <text:tab/></text:span><text:span text:style-name="T6">sa rokom do 20.12.2020. godine. </text:span></text:h>
      <text:p text:style-name="P23"><text:span text:style-name="T6"><text:tab/>Dostavljen je </text:span><text:span text:style-name="T7">sledeći </text:span><text:span text:style-name="T6">materijal:</text:span></text:p>
      <text:p text:style-name="P10"><text:tab/>- <text:span text:style-name="T57">Projektni zadatak i </text:span></text:p>
      <text:p text:style-name="P24"><text:span text:style-name="T6"><text:tab/>- </text:span><text:span text:style-name="T8">R</text:span><text:span text:style-name="T6">adni materijal - </text:span><text:span text:style-name="T9">6</text:span><text:span text:style-name="T7"> tabel</text:span><text:span text:style-name="T8">a </text:span><text:span text:style-name="T10">sa očitanim tačkama na teritoriji Čačka.</text:span></text:p>
      <text:p text:style-name="P6"><text:span text:style-name="T36"><text:tab/>P</text:span><text:span text:style-name="T40">rojektn</text:span><text:span text:style-name="T41">i</text:span><text:span text:style-name="T40"> zadatak je definisao 3 </text:span><text:span text:style-name="T32">ključna događaja određena </text:span><text:span text:style-name="T40"><text:s/></text:span><text:span text:style-name="T32">rokom od kojih se za upešnost <text:tab/>projekta, uzima u obzir samo krajnji rok.</text:span><text:span text:style-name="T40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00259358192">
          <table:table-cell table:style-name="Table1.A1" office:value-type="string">
            <text:p text:style-name="P12">Faza životnog ciklusa </text:p>
          </table:table-cell>
          <table:table-cell table:style-name="Table1.A1" office:value-type="string">
            <text:p text:style-name="P19">Rok</text:p>
          </table:table-cell>
          <table:table-cell table:style-name="Table1.A1" office:value-type="string">
            <text:p text:style-name="P20">Ključni događaj</text:p>
          </table:table-cell>
        </table:table-row>
        <table:table-row table:style-name="TableLine2900259349760">
          <table:table-cell table:style-name="Table1.A1" office:value-type="string">
            <text:p text:style-name="P22"><text:span text:style-name="T19"><text:s/></text:span><text:span text:style-name="T20">1. </text:span><text:span text:style-name="T21">I</text:span><text:span text:style-name="T20">niciranja i 2. </text:span><text:span text:style-name="T21">P</text:span><text:span text:style-name="T20">laniranja</text:span></text:p>
          </table:table-cell>
          <table:table-cell table:style-name="Table1.A1" office:value-type="string">
            <text:p text:style-name="P9">30.11.2020.</text:p>
          </table:table-cell>
          <table:table-cell table:style-name="Table1.A1" office:value-type="string">
            <text:p text:style-name="P22"><text:span text:style-name="T19">1. Analiza dobijenih podataka </text:span><text:span text:style-name="T22">i</text:span><text:span text:style-name="T19"> pr</text:span><text:span text:style-name="T23">o</text:span><text:span text:style-name="T19">jektnog zadatka </text:span></text:p>
          </table:table-cell>
        </table:table-row>
        <table:table-row table:style-name="TableLine2900259357376">
          <table:table-cell table:style-name="Table1.A1" office:value-type="string">
            <text:p text:style-name="P12">3. Realizacije </text:p>
          </table:table-cell>
          <table:table-cell table:style-name="Table1.A1" office:value-type="string">
            <text:p text:style-name="P9">15.12.2020.</text:p>
          </table:table-cell>
          <table:table-cell table:style-name="Table1.A1" office:value-type="string">
            <text:p text:style-name="P22"><text:span text:style-name="T19">2. U</text:span><text:span text:style-name="T16">č</text:span><text:span text:style-name="T19">itavanje </text:span><text:span text:style-name="T22">i</text:span><text:span text:style-name="T19"> obrada u QGIS <text:s text:c="2"/></text:span></text:p>
          </table:table-cell>
        </table:table-row>
        <table:table-row table:style-name="TableLine2900259362000">
          <table:table-cell table:style-name="Table1.A1" office:value-type="string">
            <text:p text:style-name="P12">4. Zatvaranja projekta</text:p>
          </table:table-cell>
          <table:table-cell table:style-name="Table1.A1" office:value-type="string">
            <text:p text:style-name="P9">20.12.2020. </text:p>
          </table:table-cell>
          <table:table-cell table:style-name="Table1.A1" office:value-type="string">
            <text:p text:style-name="P9">3. Finalizacija celokupnog projekta </text:p>
          </table:table-cell>
        </table:table-row>
      </table:table>
      <text:p text:style-name="P13"/>
      <text:p text:style-name="P26"><text:span text:style-name="T51">30.11.2020. isporučen je u roku </text:span><text:span text:style-name="T53">prvi izveštaj</text:span><text:span text:style-name="T33"> -</text:span><text:span text:style-name="T34"> </text:span><text:span text:style-name="T42">A</text:span><text:span text:style-name="T34">naliz</text:span><text:span text:style-name="T36">a</text:span><text:span text:style-name="T34"> dobijenih podataka </text:span><text:span text:style-name="T36">i projektnog zadatka. <text:tab/></text:span><text:span text:style-name="T34">Klijentu je predložena razrada c</text:span><text:span text:style-name="T32">iljev</text:span><text:span text:style-name="T34">a</text:span><text:span text:style-name="T32"> projekta da bi obuhvatili širi kontekst i značenje ovog <text:tab/>projekta. </text:span><text:span text:style-name="T36">Isporučen je Predlog projektnog zadatka</text:span><text:span text:style-name="T30"> </text:span><text:span text:style-name="T29"><text:s/></text:span></text:p>
      <text:p text:style-name="P18"><text:span text:style-name="T54">01.12.2020. </text:span><text:span text:style-name="T55">Klijent je p</text:span><text:span text:style-name="T54">otvrd</text:span><text:span text:style-name="T55">io predog usvojenih </text:span><text:span text:style-name="T54">ciljeva, </text:span><text:span text:style-name="T56">čime je </text:span><text:span text:style-name="T55">završena prva faza životnog cilklusa </text:span><text:span text:style-name="T56">projekta. </text:span></text:p>
      <text:p text:style-name="P11">Usvojeni ciljevi projekta su: </text:p>
      <table:table table:name="Table4" table:style-name="Table4">
        <table:table-column table:style-name="Table4.A"/>
        <table:table-row table:style-name="TableLine2900259359280">
          <table:table-cell table:style-name="Table4.A1" office:value-type="string">
            <text:p text:style-name="P7"><text:span text:style-name="T62">1. </text:span>Demonstracija u<text:span text:style-name="T59">č</text:span>itavanja <text:span text:style-name="T59">i</text:span> prikaza realnih podataka <text:span text:style-name="T59">u Q</text:span><text:span text:style-name="T60">GIS</text:span></text:p>
            <text:p text:style-name="P8"><text:span text:style-name="T62">1.1. </text:span><text:span text:style-name="T61">Ucitavanje podataka u Qgisu </text:span></text:p>
            <text:p text:style-name="P8"><text:span text:style-name="T62">1.2. </text:span><text:span text:style-name="T60">Analiza podataka</text:span></text:p>
            <text:p text:style-name="P1"><text:span text:style-name="T62">1.3. </text:span><text:span text:style-name="T60">Opis procedure</text:span></text:p>
            <text:p text:style-name="P2"><text:span text:style-name="T11">2 </text:span><text:span text:style-name="T12">Vezbe, priprema za vezbe</text:span></text:p>
          </table:table-cell>
        </table:table-row>
        <table:table-row table:style-name="TableLine2900259345408">
          <table:table-cell table:style-name="Table4.A1" office:value-type="string">
            <text:p text:style-name="P21"><text:span text:style-name="T18">2.1. P</text:span><text:span text:style-name="T28">rimenjeni u</text:span><text:span text:style-name="T2">snov</text:span><text:span text:style-name="T3">n</text:span><text:span text:style-name="T28">i alati up</text:span><text:span text:style-name="T1">ravljanja projektom </text:span><text:span text:style-name="T3">PMI metode</text:span></text:p>
            <text:p text:style-name="P21"><text:span text:style-name="T18">2.2. </text:span><text:span text:style-name="T3">S</text:span><text:span text:style-name="T1">avlada</text:span><text:span text:style-name="T3">na </text:span><text:span text:style-name="T2">upotreb</text:span><text:span text:style-name="T3">a</text:span><text:span text:style-name="T2"> GitHuba </text:span><text:span text:style-name="T3">sa timom</text:span></text:p>
            <text:p text:style-name="P21"><text:span text:style-name="T18">2.3. </text:span><text:span text:style-name="T3">S</text:span><text:span text:style-name="T1">avlada</text:span><text:span text:style-name="T3">na </text:span><text:span text:style-name="T2">upotreb</text:span><text:span text:style-name="T3">a DevAzure </text:span></text:p>
            <text:p text:style-name="P25"><text:span text:style-name="T18">2.4. </text:span><text:span text:style-name="T15">Formirana </text:span><text:span text:style-name="T1">mrež</text:span><text:span text:style-name="T16">a</text:span><text:span text:style-name="T1"> </text:span><text:span text:style-name="T17">potencijalnih </text:span><text:span text:style-name="T1">saradnika </text:span></text:p>
          </table:table-cell>
        </table:table-row>
      </table:table>
      <text:p text:style-name="P11"/>
      <text:p text:style-name="P27"><text:soft-page-break/><text:span text:style-name="T52">15.12.2020. </text:span><text:span text:style-name="T34">isporučen je u roku </text:span><text:span text:style-name="T42">drugi </text:span><text:span text:style-name="T33">izveštaj</text:span><text:span text:style-name="T52"> - </text:span><text:span text:style-name="T42">projekat u qGisu (izvršen cilj 1.1. odnosno 1.2.) sa <text:tab/>izvrsenom analizom podataka (izvršen cilj 1.2. odnosno 1.3.) i opisom procedure (izvršen <text:tab/>cilj 1.3. odnosno 1.4.) </text:span></text:p>
      <text:p text:style-name="P27"><text:span text:style-name="T42"><text:tab/>Dodatno je Isporučen je korigovan gantogram, projektni zadatak i projektni podaci učitani u <text:tab/>formatu .csv <text:s/>sa predlogom Finalnog izveštaja. </text:span><text:span text:style-name="T52">Na ovaj način je završena prva i druga <text:tab/>faza projekta (sa mogućnošću korekcije do finalnog roka) i pripremljen je deo koji <text:tab/>pripada četvrtoj završnoj fazi. <text:s/></text:span></text:p>
      <text:p text:style-name="P27"><text:span text:style-name="T42">Opis </text:span><text:span text:style-name="T43">pripremnog </text:span><text:span text:style-name="T42">postupka: </text:span><text:span text:style-name="T35">U daljoj fazi projekta usled poteškoća u izradi projekta <text:s/></text:span><text:span text:style-name="T36">korigovan je cilj <text:tab/>br. 1 </text:span><text:span text:style-name="T35">Demonstracija u</text:span><text:span text:style-name="T38">č</text:span><text:span text:style-name="T35">itavanja </text:span><text:span text:style-name="T38">i</text:span><text:span text:style-name="T35"> prikaza realnih podataka </text:span><text:span text:style-name="T38">u Q</text:span><text:span text:style-name="T39">g</text:span><text:span text:style-name="T43">is </text:span><text:span text:style-name="T36">i dodat <text:tab/>je cilj</text:span><text:span text:style-name="T35"> </text:span><text:span text:style-name="T37">1.1. </text:span><text:span text:style-name="T43">O</text:span><text:span text:style-name="T35">buka. <text:tab/></text:span><text:span text:style-name="T36">Ovaj deo nije prošao kroz proceduru potvrde od strane kljijenta, jer je po mišljenju proje</text:span><text:span text:style-name="T42">k</text:span><text:span text:style-name="T36">t <text:s/><text:tab/>m</text:span><text:span text:style-name="T42">e</text:span><text:span text:style-name="T36">na</text:span><text:span text:style-name="T42">džera u</text:span><text:span text:style-name="T36"> pitanju tehnička razrada, koja je doprinela <text:s/>efikasnosti </text:span><text:span text:style-name="T42">projekta</text:span><text:span text:style-name="T36"> i nije <text:tab/>zahtevala dodatna </text:span><text:span text:style-name="T42">s</text:span><text:span text:style-name="T36">redstva. </text:span></text:p>
      <text:p text:style-name="P28"><text:span text:style-name="T36"><text:tab/></text:span><text:span text:style-name="T43">Obuka je izvršena preko :</text:span></text:p>
      <text:p text:style-name="P14"><text:tab/>- 28.11.2020. snimljenog materijala - video klipa koju je priperemio Luka Džombić</text:p>
      <text:p text:style-name="P14"><text:tab/>- 5.12.2020. pisanog uputstva za rad u qGisu koju je priperemila Marina Marković</text:p>
      <text:p text:style-name="P14"><text:tab/>- 6.12.2020. on-line demonstracije preko Teams platforme, koju je pripemio Vukašin Kotrlja</text:p>
      <text:p text:style-name="P29"><text:span text:style-name="T50">07.12. do 15.12.</text:span><text:span text:style-name="T31"> izvrseno je učitavanje podata u qGisu i pripremljena je Analiza podataka </text:span><text:span text:style-name="T44">sa </text:span><text:span text:style-name="T42">projektni</text:span><text:span text:style-name="T45">m</text:span><text:span text:style-name="T42"> podaci</text:span><text:span text:style-name="T45">ma </text:span><text:span text:style-name="T42">učitani u .csv </text:span><text:span text:style-name="T44">formatu</text:span><text:span text:style-name="T31"> i Opis procedure.</text:span></text:p>
      <text:p text:style-name="P34">15.12. do 20.12.2020. <text:span text:style-name="T64">izvršeno je podizanje na platformu GITHub.</text:span></text:p>
      <text:p text:style-name="P15"/>
      <text:p text:style-name="P15"/>
      <text:p text:style-name="P16"/>
      <text:p text:style-name="P17"/>
      <text:p text:style-name="P17"/>
      <text:p text:style-name="P17"/>
      <text:p text:style-name="P17"/>
      <text:p text:style-name="P17">Spisak dostavljenih izvešta i dokumentacije:</text:p>
      <text:p text:style-name="P31"><text:span text:style-name="T48">1. </text:span><text:span text:style-name="T46">A</text:span><text:span text:style-name="T34">naliz</text:span><text:span text:style-name="T36">a</text:span><text:span text:style-name="T34"> dobijenih podataka </text:span><text:span text:style-name="T36">i projektnog zadatka </text:span><text:span text:style-name="T46">30.11.2020.</text:span></text:p>
      <text:p text:style-name="P30"><text:span text:style-name="T48">2. </text:span><text:span text:style-name="T46">P</text:span><text:span text:style-name="T36">rojektn</text:span><text:span text:style-name="T46">i <text:s/></text:span><text:span text:style-name="T36">zadatka</text:span><text:span text:style-name="T46">k 15.12.2020. </text:span></text:p>
      <text:p text:style-name="P32"><text:span text:style-name="T48">3. </text:span><text:span text:style-name="T31">Gantogram </text:span><text:span text:style-name="T47">1</text:span><text:span text:style-name="T31">5.12.2020. </text:span></text:p>
      <text:p text:style-name="P32"><text:span text:style-name="T48">4. </text:span><text:span text:style-name="T31">P</text:span><text:span text:style-name="T42">rojekat u qGisu </text:span><text:span text:style-name="T47">1</text:span><text:span text:style-name="T31">5.12.2020. </text:span></text:p>
      <text:p text:style-name="P32"><text:span text:style-name="T48">5. </text:span><text:span text:style-name="T31">A</text:span><text:span text:style-name="T42">naliz</text:span><text:span text:style-name="T31">a</text:span><text:span text:style-name="T42"> podataka </text:span><text:span text:style-name="T31">sa <text:s/></text:span><text:span text:style-name="T42">projektni</text:span><text:span text:style-name="T45">m</text:span><text:span text:style-name="T42"> podaci</text:span><text:span text:style-name="T45">ma </text:span><text:span text:style-name="T42">učitani u .csv </text:span><text:span text:style-name="T44">formatu </text:span><text:span text:style-name="T47">1</text:span><text:span text:style-name="T31">5.12.2020. </text:span></text:p>
      <text:p text:style-name="P32"><text:span text:style-name="T48">6. </text:span><text:span text:style-name="T31">O</text:span><text:span text:style-name="T42">pis procedure </text:span><text:span text:style-name="T47">1</text:span><text:span text:style-name="T31">5.12.2020. </text:span></text:p>
      <text:p text:style-name="P33"><text:span text:style-name="T48">7. </text:span><text:span text:style-name="T49">F</text:span><text:span text:style-name="T46">inaln</text:span><text:span text:style-name="T49">i</text:span><text:span text:style-name="T46"> izveštaj </text:span><text:span text:style-name="T47">1</text:span><text:span text:style-name="T49">9</text:span><text:span text:style-name="T46">.12.2020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9T22:15:44.507000000</dc:date>
    <meta:editing-duration>PT5H30M8S</meta:editing-duration>
    <meta:editing-cycles>59</meta:editing-cycles>
    <meta:document-statistic meta:table-count="2" meta:image-count="0" meta:object-count="0" meta:page-count="2" meta:paragraph-count="48" meta:word-count="498" meta:character-count="3461" meta:non-whitespace-character-count="2949"/>
  </office:meta>
</office:document-meta>
</file>